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012b" officeooo:paragraph-rsid="0006012b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6012b" officeooo:paragraph-rsid="0006012b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officeooo:rsid="0006012b" officeooo:paragraph-rsid="0006012b" style:font-weight-asian="bold" style:font-weight-complex="bold"/>
    </style:style>
    <style:style style:name="P4" style:family="paragraph" style:parent-style-name="Standard" style:list-style-name="L2">
      <style:text-properties officeooo:rsid="0006012b" officeooo:paragraph-rsid="0006012b"/>
    </style:style>
    <style:style style:name="P5" style:family="paragraph" style:parent-style-name="Standard" style:list-style-name="L3">
      <style:text-properties style:text-underline-style="solid" style:text-underline-width="auto" style:text-underline-color="font-color" fo:font-weight="bold" officeooo:rsid="0006012b" officeooo:paragraph-rsid="0006012b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6012b" officeooo:paragraph-rsid="0006012b" style:font-weight-asian="normal" style:font-weight-complex="normal"/>
    </style:style>
    <style:style style:name="P7" style:family="paragraph" style:parent-style-name="Standard" style:list-style-name="L4">
      <style:text-properties style:text-underline-style="none" fo:font-weight="normal" officeooo:rsid="0006012b" officeooo:paragraph-rsid="0006012b" style:font-weight-asian="normal" style:font-weight-complex="normal"/>
    </style:style>
    <style:style style:name="P8" style:family="paragraph" style:parent-style-name="Standard" style:list-style-name="L5">
      <style:text-properties style:text-underline-style="solid" style:text-underline-width="auto" style:text-underline-color="font-color" fo:font-weight="bold" officeooo:rsid="0006012b" officeooo:paragraph-rsid="0006012b" style:font-weight-asian="bold" style:font-weight-complex="bold"/>
    </style:style>
    <style:style style:name="P9" style:family="paragraph" style:parent-style-name="Standard" style:list-style-name="L6">
      <style:text-properties style:text-underline-style="none" fo:font-weight="normal" officeooo:rsid="0006012b" officeooo:paragraph-rsid="0006012b" style:font-weight-asian="normal" style:font-weight-complex="normal"/>
    </style:style>
    <style:style style:name="P10" style:family="paragraph" style:parent-style-name="Standard" style:list-style-name="L7">
      <style:text-properties style:text-underline-style="solid" style:text-underline-width="auto" style:text-underline-color="font-color" fo:font-weight="bold" officeooo:rsid="0006012b" officeooo:paragraph-rsid="0006012b" style:font-weight-asian="bold" style:font-weight-complex="bold"/>
    </style:style>
    <style:style style:name="P11" style:family="paragraph" style:parent-style-name="Standard" style:list-style-name="L8">
      <style:text-properties style:text-underline-style="none" fo:font-weight="normal" officeooo:rsid="0006012b" officeooo:paragraph-rsid="0006012b" style:font-weight-asian="normal" style:font-weight-complex="normal"/>
    </style:style>
    <style:style style:name="P12" style:family="paragraph" style:parent-style-name="Standard" style:list-style-name="L9">
      <style:text-properties style:text-underline-style="solid" style:text-underline-width="auto" style:text-underline-color="font-color" fo:font-weight="bold" officeooo:rsid="0006012b" officeooo:paragraph-rsid="0006012b" style:font-weight-asian="bold" style:font-weight-complex="bold"/>
    </style:style>
    <style:style style:name="P13" style:family="paragraph" style:parent-style-name="Standard" style:list-style-name="L10">
      <style:text-properties style:text-underline-style="none" fo:font-weight="normal" officeooo:rsid="0006012b" officeooo:paragraph-rsid="0006012b" style:font-weight-asian="normal" style:font-weight-complex="normal"/>
    </style:style>
    <style:style style:name="P14" style:family="paragraph" style:parent-style-name="Standard" style:list-style-name="L11">
      <style:text-properties style:text-underline-style="solid" style:text-underline-width="auto" style:text-underline-color="font-color" fo:font-weight="bold" officeooo:rsid="0006012b" officeooo:paragraph-rsid="0006012b" style:font-weight-asian="bold" style:font-weight-complex="bold"/>
    </style:style>
    <style:style style:name="P15" style:family="paragraph" style:parent-style-name="Standard" style:list-style-name="L12">
      <style:text-properties style:text-underline-style="none" fo:font-weight="normal" officeooo:rsid="0006012b" officeooo:paragraph-rsid="0006012b" style:font-weight-asian="normal" style:font-weight-complex="normal"/>
    </style:style>
    <style:style style:name="P16" style:family="paragraph" style:parent-style-name="Standard" style:list-style-name="L13">
      <style:text-properties style:text-underline-style="solid" style:text-underline-width="auto" style:text-underline-color="font-color" fo:font-weight="bold" officeooo:rsid="0006012b" officeooo:paragraph-rsid="0006012b" style:font-weight-asian="bold" style:font-weight-complex="bold"/>
    </style:style>
    <style:style style:name="P17" style:family="paragraph" style:parent-style-name="Standard" style:list-style-name="L14">
      <style:text-properties style:text-underline-style="none" fo:font-weight="normal" officeooo:rsid="0006012b" officeooo:paragraph-rsid="0006012b" style:font-weight-asian="normal" style:font-weight-complex="normal"/>
    </style:style>
    <style:style style:name="T1" style:family="text">
      <style:text-properties officeooo:rsid="0006e951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EMATICS <text:span text:style-name="T1">FOR PROGRAMMERS (Draft 1)</text:span></text:p>
      <text:p text:style-name="P2"/>
      <text:list text:style-name="L1">
        <text:list-header>
          <text:p text:style-name="P3">Fundamental Logic and Set Theory</text:p>
        </text:list-header>
      </text:list>
      <text:p text:style-name="P2"/>
      <text:list text:style-name="L2">
        <text:list-item>
          <text:p text:style-name="P4"><text:span text:style-name="T2">Boolean Algebra:</text:span> Truth tables, logic gates, De Morgan’s Laws.</text:p>
        </text:list-item>
        <text:list-item>
          <text:p text:style-name="P4"><text:span text:style-name="T2">Set Theory:</text:span> Unions, intersections, subsets, Venn Diagrams, power sets.</text:p>
        </text:list-item>
        <text:list-item>
          <text:p text:style-name="P4"><text:span text:style-name="T2">Predicate Logic:</text:span> Quantifiers, logical implications.</text:p>
        </text:list-item>
        <text:list-item>
          <text:p text:style-name="P4"><text:span text:style-name="T2">Relations:</text:span> Equivalence relations, partial orders, transitive closures.</text:p>
        </text:list-item>
      </text:list>
      <text:p text:style-name="P2"/>
      <text:list text:style-name="L3">
        <text:list-header>
          <text:p text:style-name="P5">Discrete Mathematics</text:p>
        </text:list-header>
      </text:list>
      <text:p text:style-name="P6"/>
      <text:list text:style-name="L4">
        <text:list-item>
          <text:p text:style-name="P7"><text:span text:style-name="T2">Graph Theory: </text:span>Nodes/Edges, Directed Acyclic Graphs (DAG’s), Trees, Traversal algorithms.</text:p>
        </text:list-item>
        <text:list-item>
          <text:p text:style-name="P7"><text:span text:style-name="T2">Combinatorics:</text:span> Permutations, combinations, Pigeonhole Principle, Binomial Theorem.</text:p>
        </text:list-item>
        <text:list-item>
          <text:p text:style-name="P7"><text:span text:style-name="T2">Number Theory: </text:span>Prime numbers, modular arithmetic (clock math), Greatest Common Divisor (GCD), RSA encryption basics.</text:p>
        </text:list-item>
        <text:list-item>
          <text:p text:style-name="P7"><text:span text:style-name="T2">Recurrence Relations:</text:span> Solving recursive functions (e.g., Fibonacci, Mergesort analysis)</text:p>
        </text:list-item>
      </text:list>
      <text:p text:style-name="P6"/>
      <text:list text:style-name="L5">
        <text:list-header>
          <text:p text:style-name="P8">Data Analysis and Optimization</text:p>
        </text:list-header>
      </text:list>
      <text:p text:style-name="P6"/>
      <text:list text:style-name="L6">
        <text:list-item>
          <text:p text:style-name="P9"><text:span text:style-name="T2">Probability: </text:span>Conditional probability, Bayes’ Theorem, expected value, variance.</text:p>
        </text:list-item>
        <text:list-item>
          <text:p text:style-name="P9"><text:span text:style-name="T2">Statistics: </text:span>Mean/Median/Mode, Standard Deviation, Distributions (Normal, Poisson), P-values.</text:p>
        </text:list-item>
        <text:list-item>
          <text:p text:style-name="P9"><text:span text:style-name="T2">Linear Programming: </text:span>Optimization of functions under constraints (Simplex method).</text:p>
        </text:list-item>
        <text:list-item>
          <text:p text:style-name="P9"><text:span text:style-name="T2">Big O Notations: </text:span>Asymptomatic analysis of time and space complexity.</text:p>
        </text:list-item>
      </text:list>
      <text:p text:style-name="P6"/>
      <text:list text:style-name="L7">
        <text:list-header>
          <text:p text:style-name="P10">Linear Algebra (Graphics and AI)</text:p>
        </text:list-header>
      </text:list>
      <text:p text:style-name="P6"/>
      <text:list text:style-name="L8">
        <text:list-item>
          <text:p text:style-name="P11"><text:span text:style-name="T2">Vectors and Matrices:</text:span> Addition, dot productions, cross productions, matrix multiplication.</text:p>
        </text:list-item>
        <text:list-item>
          <text:p text:style-name="P11"><text:span text:style-name="T2">Transformations:</text:span> Scaling, rotation, translation (using 4x4 matrices in 3D).</text:p>
        </text:list-item>
        <text:list-item>
          <text:p text:style-name="P11"><text:span text:style-name="T2">Eigenvalues and Eigenvectors:</text:span> Principal Component Analysis (PCA), dimensionality reduction.</text:p>
        </text:list-item>
        <text:list-item>
          <text:p text:style-name="P11"><text:span text:style-name="T2">System of Linear Equations:</text:span> Gaussian elimination, LU decomposition.</text:p>
        </text:list-item>
      </text:list>
      <text:p text:style-name="P6"/>
      <text:list text:style-name="L9">
        <text:list-header>
          <text:p text:style-name="P12">Calculus (Physics and Deep Learning)</text:p>
        </text:list-header>
      </text:list>
      <text:p text:style-name="P6"/>
      <text:list text:style-name="L10">
        <text:list-item>
          <text:p text:style-name="P13"><text:span text:style-name="T2">Differential Calculus:</text:span> Derivatives, gradients, Chain Rule (essential for Neural networks).</text:p>
        </text:list-item>
        <text:list-item>
          <text:p text:style-name="P13"><text:span text:style-name="T2">Integral Calculus:</text:span> Area under curves, volumes of solids, accumulation functions.</text:p>
        </text:list-item>
        <text:list-item>
          <text:p text:style-name="P13"><text:span text:style-name="T2">Multi-variable Calculus: </text:span>Partial Derivatives, vector fields, Jacobians.</text:p>
        </text:list-item>
        <text:list-item>
          <text:p text:style-name="P13"><text:span text:style-name="T2">Series:</text:span> Taylor series, power series (used for approximating complex functions).</text:p>
        </text:list-item>
      </text:list>
      <text:p text:style-name="P6"/>
      <text:list text:style-name="L11">
        <text:list-header>
          <text:p text:style-name="P14">Numerical Methods and Floating Point</text:p>
        </text:list-header>
      </text:list>
      <text:p text:style-name="P6"/>
      <text:list text:style-name="L12">
        <text:list-item>
          <text:p text:style-name="P15"><text:span text:style-name="T2">Numerical Analysis:</text:span> Root-finding algorithms (Newton’s Methods), numerical integration.</text:p>
        </text:list-item>
        <text:list-item>
          <text:p text:style-name="P15"><text:span text:style-name="T2">Floating point Mathematics: </text:span>IEEE 754 standard, precision errors, rounding modes.</text:p>
        </text:list-item>
        <text:list-item>
          <text:p text:style-name="P15"><text:span text:style-name="T2">Fast Fourier Transform (FFT): </text:span>Signal processing, audio manipulation and image compression.</text:p>
        </text:list-item>
      </text:list>
      <text:p text:style-name="P6"/>
      <text:list text:style-name="L13">
        <text:list-header>
          <text:p text:style-name="P16">Specialized fields</text:p>
        </text:list-header>
      </text:list>
      <text:p text:style-name="P6"/>
      <text:list text:style-name="L14">
        <text:list-item>
          <text:p text:style-name="P17"><text:soft-page-break/><text:span text:style-name="T2">Category Theory:</text:span> Functor, Monads (critical for advanced Functional Programming like Haskell)</text:p>
        </text:list-item>
        <text:list-item>
          <text:p text:style-name="P17"><text:span text:style-name="T2">Geometry:</text:span> Trigonometry, Computational Geometry (convex hulls, collision detection).</text:p>
        </text:list-item>
        <text:list-item>
          <text:p text:style-name="P17"><text:span text:style-name="T2">Information Theory: </text:span>Entropy, data compression (Huffman coding), error-correcting code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5:37:49.179909566</meta:creation-date>
    <dc:date>2026-02-04T16:16:45.547967894</dc:date>
    <meta:editing-duration>PT4M33S</meta:editing-duration>
    <meta:editing-cycles>1</meta:editing-cycles>
    <meta:generator>LibreOffice/25.8.4.2$Linux_X86_64 LibreOffice_project/580$Build-2</meta:generator>
    <meta:document-statistic meta:table-count="0" meta:image-count="0" meta:object-count="0" meta:page-count="2" meta:paragraph-count="34" meta:word-count="295" meta:character-count="2373" meta:non-whitespace-character-count="2138"/>
  </office:meta>
</office:document-meta>
</file>